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50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95pt"/>
    </style:style>
    <style:style style:name="ro1" style:family="table-row">
      <style:table-row-properties style:row-height="27.21pt" fo:break-before="auto" style:use-optimal-row-height="false"/>
    </style:style>
    <style:style style:name="ro2" style:family="table-row">
      <style:table-row-properties style:row-height="27.89pt" fo:break-before="auto" style:use-optimal-row-height="false"/>
    </style:style>
    <style:style style:name="ro3" style:family="table-row">
      <style:table-row-properties style:row-height="38.41pt" fo:break-before="auto" style:use-optimal-row-height="false"/>
    </style:style>
    <style:style style:name="ro4" style:family="table-row">
      <style:table-row-properties style:row-height="49.66pt" fo:break-before="auto" style:use-optimal-row-height="false"/>
    </style:style>
    <style:style style:name="ro5" style:family="table-row">
      <style:table-row-properties style:row-height="42.01pt" fo:break-before="auto" style:use-optimal-row-height="false"/>
    </style:style>
    <style:style style:name="ro6" style:family="table-row">
      <style:table-row-properties style:row-height="60.89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40.65pt" fo:break-before="auto" style:use-optimal-row-height="false"/>
    </style:style>
    <style:style style:name="ro10" style:family="table-row">
      <style:table-row-properties style:row-height="26.25pt" fo:break-before="auto" style:use-optimal-row-height="false"/>
    </style:style>
    <style:style style:name="ro11" style:family="table-row">
      <style:table-row-properties style:row-height="36pt" fo:break-before="auto" style:use-optimal-row-height="false"/>
    </style:style>
    <style:style style:name="ro12" style:family="table-row">
      <style:table-row-properties style:row-height="42.75pt" fo:break-before="auto" style:use-optimal-row-height="false"/>
    </style:style>
    <style:style style:name="ro13" style:family="table-row">
      <style:table-row-properties style:row-height="55.5pt" fo:break-before="auto" style:use-optimal-row-height="false"/>
    </style:style>
    <style:style style:name="ro14" style:family="table-row">
      <style:table-row-properties style:row-height="173.4pt" fo:break-before="auto" style:use-optimal-row-height="false"/>
    </style:style>
    <style:style style:name="ro15" style:family="table-row">
      <style:table-row-properties style:row-height="56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e181e"/>
    </style:style>
    <style:style style:name="ce6" style:family="table-cell" style:parent-style-name="Default" style:data-style-name="N100">
      <style:table-cell-properties fo:background-color="#81d41a"/>
    </style:style>
    <style:style style:name="ce7" style:family="table-cell" style:parent-style-name="Default" style:data-style-name="N100">
      <style:table-cell-properties fo:background-color="#ffff00"/>
    </style:style>
    <style:style style:name="ce8" style:family="table-cell" style:parent-style-name="Default" style:data-style-name="N100">
      <style:table-cell-properties fo:background-color="#ce181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omain Name</text:p>
          </table:table-cell>
          <table:table-cell table:style-name="ce1" office:value-type="string" calcext:value-type="string">
            <text:p>Description (See guide to this doc, stats, and other info at bottom of chart)</text:p>
          </table:table-cell>
          <table:table-cell table:style-name="ce1" office:value-type="string" calcext:value-type="string">
            <text:p>Wiki? Y/N</text:p>
          </table:table-cell>
          <table:table-cell table:style-name="ce1" office:value-type="string" calcext:value-type="string">
            <text:p>Ethical? Y/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0.i2p</text:p>
          </table:table-cell>
          <table:table-cell table:style-name="ce6" office:value-type="string" calcext:value-type="string">
            <text:p>irc2p serv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0xcc.i2p</text:p>
          </table:table-cell>
          <table:table-cell table:style-name="ce6" office:value-type="string" calcext:value-type="string">
            <text:p>0xCC.re Blogs: Low level programming, devops, security and other interesting topics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102chan.i2p</text:p>
          </table:table-cell>
          <table:table-cell table:style-name="ce6" office:value-type="string" calcext:value-type="string">
            <text:p>Mainly Russian chan site (links to other I2P Chans with B32, ADH, etc.)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3" office:value-type="string" calcext:value-type="string">
            <text:p>1<text:span text:style-name="T1">st</text:span>.i2p</text:p>
          </table:table-cell>
          <table:table-cell table:style-name="ce6" office:value-type="string" calcext:value-type="string">
            <text:p>Lots of info on vintage and retro tech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333.i2p</text:p>
          </table:table-cell>
          <table:table-cell table:style-name="ce6" office:value-type="string" calcext:value-type="string">
            <text:p>Looks like the Russian version of zzz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atki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alice.i2p</text:p>
          </table:table-cell>
          <table:table-cell table:style-name="ce6" office:value-type="string" calcext:value-type="string">
            <text:p>Looks like Chinese Tor Project documentation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archistfaq.i2p</text:p>
          </table:table-cell>
          <table:table-cell table:style-name="ce6" office:value-type="string" calcext:value-type="string">
            <text:p>FAQ on anarchism and anarcho-communism. Very informativ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imal.i2p</text:p>
          </table:table-cell>
          <table:table-cell table:style-name="ce6" office:value-type="string" calcext:value-type="string">
            <text:p>Loads a picture of a Zebra with the word “Zebra” under it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ondex.i2p</text:p>
          </table:table-cell>
          <table:table-cell table:style-name="ce6" office:value-type="string" calcext:value-type="string">
            <text:p>Torrent Inde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oncoin.i2p</text:p>
          </table:table-cell>
          <table:table-cell table:style-name="ce6" office:value-type="string" calcext:value-type="string">
            <text:p>503 error, used to link to info about a cool crypto currenc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ongw.i2p</text:p>
          </table:table-cell>
          <table:table-cell table:style-name="ce6" office:value-type="string" calcext:value-type="string">
            <text:p>The Anonymous Gateway, appears to be a tech blog with some interesting anonymity idea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onsfw.i2p</text:p>
          </table:table-cell>
          <table:table-cell table:style-name="ce6" office:value-type="string" calcext:value-type="string">
            <text:p>International Hacktivism Information <text:s/>(tries to load fonts.googleapis.com) Spanish Language Anonymou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anonymousfreeworld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anonymousfreeworldirc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anonyradio.i2p</text:p>
          </table:table-cell>
          <table:table-cell table:style-name="ce6" office:value-type="string" calcext:value-type="string">
            <text:p>Deep Web Radio, lots of different forms of music 24/7+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nsoma.i2p</text:p>
          </table:table-cell>
          <table:table-cell table:style-name="ce6" office:value-type="string" calcext:value-type="string">
            <text:p>Unreachable</text:p>
          </table:table-cell>
          <table:table-cell table:style-name="ce3" table:number-columns-repeated="1022"/>
        </table:table-row>
        <table:table-row table:style-name="ro1">
          <table:table-cell table:style-name="ce4" office:value-type="string" calcext:value-type="string">
            <text:p>aosp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arc2.i2p</text:p>
          </table:table-cell>
          <table:table-cell table:style-name="ce6" office:value-type="string" calcext:value-type="string">
            <text:p>Anarchist Research Center: Forums, Writings, etc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archaicbinarybbs.i2p</text:p>
          </table:table-cell>
          <table:table-cell table:style-name="ce6" office:value-type="string" calcext:value-type="string">
            <text:p>With JS enabled, allows you to reach a terminal of sorts with games, messages, etc. Appears to be a UNIX terminal emulator, apparently has </text:p>
            <text:p>Clearnet address archaicbinary.net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archiv.tutorials.i2p</text:p>
          </table:table-cell>
          <table:table-cell table:style-name="ce6" office:value-type="string" calcext:value-type="string">
            <text:p>Directory to some python programs, i2p-messenger stuff, i2p-plugins, etc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arf.i2p</text:p>
          </table:table-cell>
          <table:table-cell table:style-name="ce7" office:value-type="string" calcext:value-type="string">
            <text:p>Blank N/A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A-zine-repo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backup.i2p</text:p>
          </table:table-cell>
          <table:table-cell table:style-name="ce6" office:value-type="string" calcext:value-type="string">
            <text:p>Outdated directory for I2P Linux, <text:a xlink:href="mailto:backup@mail.i2p" xlink:type="simple">backup@mail.i2p</text:a> PGP keys, how to setup public reseed server, etc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arry.i2p</text:p>
          </table:table-cell>
          <table:table-cell table:style-name="ce6" office:value-type="string" calcext:value-type="string">
            <text:p>A personal blog, appears to belong to a pen-test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ible4u.i2p</text:p>
          </table:table-cell>
          <table:table-cell table:style-name="ce6" office:value-type="string" calcext:value-type="string">
            <text:p>Same as bible.i2p, very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ible.i2p</text:p>
          </table:table-cell>
          <table:table-cell table:style-name="ce6" office:value-type="string" calcext:value-type="string">
            <text:p>Uncensored Bible For Darknet. Very personable and humble darknet bible with guid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igbrother.i2p</text:p>
          </table:table-cell>
          <table:table-cell table:style-name="ce6" office:value-type="string" calcext:value-type="string">
            <text:p>BigBrother will return as a new service soon (hopefully)!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itlox.i2p</text:p>
          </table:table-cell>
          <table:table-cell table:style-name="ce6" office:value-type="string" calcext:value-type="string">
            <text:p>The Bitlox system: brings together all the tools you need to use Bitcoin in a modern w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blackexchang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blog.tinlans.i2p</text:p>
          </table:table-cell>
          <table:table-cell table:style-name="ce7" office:value-type="string" calcext:value-type="string">
            <text:p>Authentication Required (popup)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21"/>
        </table:table-row>
        <table:table-row table:style-name="ro1">
          <table:table-cell table:style-name="ce3" office:value-type="string" calcext:value-type="string">
            <text:p>black.i2p</text:p>
          </table:table-cell>
          <table:table-cell table:style-name="ce6" office:value-type="string" calcext:value-type="string">
            <text:p>Appears to be an unused template for a “Local Business Directory” future market perhaps?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obthebuilder.i2p</text:p>
          </table:table-cell>
          <table:table-cell table:style-name="ce6" office:value-type="string" calcext:value-type="string">
            <text:p>I2P development stuff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boers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bofh.i2p</text:p>
          </table:table-cell>
          <table:table-cell table:style-name="ce6" office:value-type="string" calcext:value-type="string">
            <text:p>Russian tech blog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bote.i2p</text:p>
          </table:table-cell>
          <table:table-cell table:style-name="ce6" office:value-type="string" calcext:value-type="string">
            <text:p>Should go to I2P-bote home but instead “Secure Connection Failed” for months. See zzz’s mirror of latest version on forum post at zzz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bugfuzz.i2p</text:p>
          </table:table-cell>
          <table:table-cell table:style-name="ce6" office:value-type="string" calcext:value-type="string">
            <text:p>Personal site of a Matthew Daley where he catalogues the vulnerabilities he’s found, as well as a place for him to distribute some of his </text:p>
            <text:p>Softwar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bytepay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ca.i2pd.i2p</text:p>
          </table:table-cell>
          <table:table-cell table:style-name="ce6" office:value-type="string" calcext:value-type="string">
            <text:p>Testing for PurpleI2P Certification Authorit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ases.i2p</text:p>
          </table:table-cell>
          <table:table-cell table:style-name="ce6" office:value-type="string" calcext:value-type="string">
            <text:p>Legal Cases: collects publicly available texts of court decisions all over the world for research into the judicial practice in different countrie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cathugger.i2p</text:p>
          </table:table-cell>
          <table:table-cell table:style-name="ce6" office:value-type="string" calcext:value-type="string">
            <text:p>Page for the person who develops mkp224o (vanity address generator for v3 onions) and diserver with links to GitHub. Weird photo of </text:p>
            <text:p>manga girl. SFW but still strange, but judge not right?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bs.i2p</text:p>
          </table:table-cell>
          <table:table-cell table:style-name="ce6" office:value-type="string" calcext:value-type="string">
            <text:p>Site da Radio CBS – Comuiinicacoes Brasileira de Sistemas – A Radio dos professionaie de tecnologia da informaco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arapadus.i2p</text:p>
          </table:table-cell>
          <table:table-cell table:style-name="ce6" office:value-type="string" calcext:value-type="string">
            <text:p>IRC server for SecOps, SysAdmins &amp; Activists with a very ethical TO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chen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chitanka.i2p</text:p>
          </table:table-cell>
          <table:table-cell table:style-name="ce6" office:value-type="string" calcext:value-type="string">
            <text:p>Russian ebook sit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4">
          <table:table-cell table:style-name="ce3" office:value-type="string" calcext:value-type="string">
            <text:p>ciphercraft.i2p</text:p>
          </table:table-cell>
          <table:table-cell table:style-name="ce6" office:value-type="string" calcext:value-type="string">
            <text:p>ONLY on I2P! Ciphercraft Computational Research: “We are researching about a branch of computer science that studies how to </text:p>
            <text:p>endow computers with capabilities of neuronal nanotechnologies: Cryptocurrencies mining, cipher cryptography, neuronal problem solving, </text:p>
            <text:p>And all about computer nanotech models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hess.i2p</text:p>
          </table:table-cell>
          <table:table-cell table:style-name="ce6" office:value-type="string" calcext:value-type="string">
            <text:p>Play Chess against Itoopi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ity.i2p</text:p>
          </table:table-cell>
          <table:table-cell table:style-name="ce6" office:value-type="string" calcext:value-type="string">
            <text:p>Ethical chan site for Chinese citizens seeking freedom from government censorshi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co.i2p</text:p>
          </table:table-cell>
          <table:table-cell table:style-name="ce7" office:value-type="string" calcext:value-type="string">
            <text:p>Secure Connection Failed, should be a service for legit businesses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costeria.i2p</text:p>
          </table:table-cell>
          <table:table-cell table:style-name="ce7" office:value-type="string" calcext:value-type="string">
            <text:p>“Bem Vindos ao site costeria.i2p.onion!” Do not know language, do not know if ethical.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crumax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crypthost.i2p</text:p>
          </table:table-cell>
          <table:table-cell table:style-name="ce6" office:value-type="string" calcext:value-type="string">
            <text:p>Cool graphic. Fly first class in the third world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ryptostorm.i2p</text:p>
          </table:table-cell>
          <table:table-cell table:style-name="ce6" office:value-type="string" calcext:value-type="string">
            <text:p>cryptostorm VPN service “the OpenVPN service provider for the truly paranoid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darwin1210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darknetnow.i2p</text:p>
          </table:table-cell>
          <table:table-cell table:style-name="ce7" office:value-type="string" calcext:value-type="string">
            <text:p>Still mostly unused template: Looks to eventually offer “Instant Darknet Hosting on I2P”. No TOS available so I cannot say if it is ethical or not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darknut.i2p</text:p>
          </table:table-cell>
          <table:table-cell table:style-name="ce7" office:value-type="string" calcext:value-type="string">
            <text:p>“Nothing to see here. Move alone.”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darkrealm.i2p</text:p>
          </table:table-cell>
          <table:table-cell table:style-name="ce6" office:value-type="string" calcext:value-type="string">
            <text:p>A blog/ site about music. “Music was my refuge. I could crawl into the space between the notes and curl my back to loneliness”. Good TOS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darrob.i2p</text:p>
          </table:table-cell>
          <table:table-cell table:style-name="ce7" office:value-type="string" calcext:value-type="string">
            <text:p>“Welcome back, world!”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dead.i2p</text:p>
          </table:table-cell>
          <table:table-cell table:style-name="ce7" office:value-type="string" calcext:value-type="string">
            <text:p>Appears to be a Russian News site “Dead End – News”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dcherukhin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deepwebradio.i2p</text:p>
          </table:table-cell>
          <table:table-cell table:style-name="ce6" office:value-type="string" calcext:value-type="string">
            <text:p>Deep Web Radio, lots of different forms of music 24/7+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ef2.i2p</text:p>
          </table:table-cell>
          <table:table-cell table:style-name="ce6" office:value-type="string" calcext:value-type="string">
            <text:p>“Rock Solid Forums for the darknets” Good TOS, fairly activ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ef3.i2p</text:p>
          </table:table-cell>
          <table:table-cell table:style-name="ce6" office:value-type="string" calcext:value-type="string">
            <text:p>“Rock Solid Forums for the darknets” Good TOS, fairly activ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ef4.i2p</text:p>
          </table:table-cell>
          <table:table-cell table:style-name="ce6" office:value-type="string" calcext:value-type="string">
            <text:p>“Rock Solid Forums for the darknets” Good TOS, fairly activ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et.i2p</text:p>
          </table:table-cell>
          <table:table-cell table:style-name="ce6" office:value-type="string" calcext:value-type="string">
            <text:p>Personal eepsite of a furry (pony) known as “Dinky’s Evil Twin” on fimfiction. Fascinating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iasporg.i2p</text:p>
          </table:table-cell>
          <table:table-cell table:style-name="ce6" office:value-type="string" calcext:value-type="string">
            <text:p>Appears to be an I2P diasporg node. Unsure if it works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iftracker.i2p</text:p>
          </table:table-cell>
          <table:table-cell table:style-name="ce6" office:value-type="string" calcext:value-type="string">
            <text:p>Torrent Inde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dumpteam.i2p</text:p>
          </table:table-cell>
          <table:table-cell table:style-name="ce7" office:value-type="string" calcext:value-type="string">
            <text:p>“La l ingue des trolls” French troll forum. Do not speak French so I cannot verify TOS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asygpg2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asysoft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ebooks.i2p</text:p>
          </table:table-cell>
          <table:table-cell table:style-name="ce6" office:value-type="string" calcext:value-type="string">
            <text:p>Tons of free (see pirated) ebooks.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echelon.i2p</text:p>
          </table:table-cell>
          <table:table-cell table:style-name="ce6" office:value-type="string" calcext:value-type="string">
            <text:p>Lots and lots of (probably all) the I2P softwar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eepshare-project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goog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Epub-eepsite.i2p</text:p>
          </table:table-cell>
          <table:table-cell table:style-name="ce6" office:value-type="string" calcext:value-type="string">
            <text:p>German epub site, assuming it’s oka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E-reading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rik-the-history.i2p</text:p>
          </table:table-cell>
          <table:table-cell table:style-name="ce7" office:value-type="string" calcext:value-type="string">
            <text:p>Some kind of spanish blog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es.hiddenanswers.i2p</text:p>
          </table:table-cell>
          <table:table-cell table:style-name="ce6" office:value-type="string" calcext:value-type="string">
            <text:p>Spanish version of hidden answer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esuwiki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vilchat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vilgit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exchanged.i2p</text:p>
          </table:table-cell>
          <table:table-cell table:style-name="ce6" office:value-type="string" calcext:value-type="string">
            <text:p>Cryptocurrency exchange. Withdraw funds it’s shutting down!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exchange.gostcoin.i2p</text:p>
          </table:table-cell>
          <table:table-cell table:style-name="ce7" office:value-type="string" calcext:value-type="string">
            <text:p>cryptocurrency exchanger with chat featur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xch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exitpoint.i2p</text:p>
          </table:table-cell>
          <table:table-cell table:style-name="ce7" office:value-type="string" calcext:value-type="string">
            <text:p>ERROR The requested URL could not be retrieved (could be outproxy)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explorer.gostcoin.i2p</text:p>
          </table:table-cell>
          <table:table-cell table:style-name="ce6" office:value-type="string" calcext:value-type="string">
            <text:p>GOSTcoin blockchain explor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a.i2p</text:p>
          </table:table-cell>
          <table:table-cell table:style-name="ce6" office:value-type="string" calcext:value-type="string">
            <text:p>“Unlimited World” Color changing, animated infinity sign with JS enabled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alafel.i2p</text:p>
          </table:table-cell>
          <table:table-cell table:style-name="ce7" office:value-type="string" calcext:value-type="string">
            <text:p>Some kind of social network (Plemora or something weird)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false2.i2p</text:p>
          </table:table-cell>
          <table:table-cell table:style-name="ce6" office:value-type="string" calcext:value-type="string">
            <text:p>“Welcome to Polipo”. Manual and configuration interface for a piece of (networking?) softwar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als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Fantasy-worlds.i2p</text:p>
          </table:table-cell>
          <table:table-cell table:style-name="ce6" office:value-type="string" calcext:value-type="string">
            <text:p>Russian site about “Fantasy Worlds”. Has a Twitter so I assume it’s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ido.r4sas.i2p</text:p>
          </table:table-cell>
          <table:table-cell table:style-name="ce7" office:value-type="string" calcext:value-type="string">
            <text:p>A Rusian login page. Not sure what this is.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fifi4all.i2p</text:p>
          </table:table-cell>
          <table:table-cell table:style-name="ce6" office:value-type="string" calcext:value-type="string">
            <text:p>“FiFi4All.i2p = Freedom of Information by access over a Free Internet For All” Some basic OpSec info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ilibs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flibusta.i2p</text:p>
          </table:table-cell>
          <table:table-cell table:style-name="ce7" office:value-type="string" calcext:value-type="string">
            <text:p>Some kind of Russian forum or something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forum.rus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forums.i2p</text:p>
          </table:table-cell>
          <table:table-cell table:style-name="ce6" office:value-type="string" calcext:value-type="string">
            <text:p>“The official forums have been moved to i2pforum.i2p”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reedomforum.i2p</text:p>
          </table:table-cell>
          <table:table-cell table:style-name="ce7" office:value-type="string" calcext:value-type="string">
            <text:p>“This is the freedom forum on I2P” Cannot verify TOS but probably okay. Investigate later.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freefallfeavens.i2p</text:p>
          </table:table-cell>
          <table:table-cell table:style-name="ce6" office:value-type="string" calcext:value-type="string">
            <text:p>Personal eepsite of someone named freefallheavens with PGP key, Visibility, Id3nt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romreligiontofaith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fs.i2p</text:p>
          </table:table-cell>
          <table:table-cell table:style-name="ce7" office:value-type="string" calcext:value-type="string">
            <text:p>“The File Server” Lets you upload files. No TOS available but no files either. Might be good for whistleblowers/ journalists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fsoc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furry.i2p</text:p>
          </table:table-cell>
          <table:table-cell table:style-name="ce7" office:value-type="string" calcext:value-type="string">
            <text:p>Under Construction. Says will probably be a blog eventually</text:p>
          </table:table-cell>
          <table:table-cell table:style-name="ce4" table:number-columns-repeated="1022"/>
        </table:table-row>
        <table:table-row table:style-name="ro5">
          <table:table-cell table:style-name="ce3" office:value-type="string" calcext:value-type="string">
            <text:p>garden.i2p</text:p>
          </table:table-cell>
          <table:table-cell table:style-name="ce6" office:value-type="string" calcext:value-type="string">
            <text:p>“The I2P Garden! Whether you're growing fruit, roses or cannabis, we hope you'll find a reason to join and contribute to this community. </text:p>
            <text:p>Our aim is to encourage plant enthusiasts to come together and discuss issues in confidence.” Good TOS. Looks to be a forum on gardenning </text:p>
            <text:p>And agricultural including cannabis growing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4">
          <table:table-cell table:style-name="ce4" office:value-type="string" calcext:value-type="string">
            <text:p>ginnegappen.i2p</text:p>
          </table:table-cell>
          <table:table-cell table:style-name="ce7" office:value-type="string" calcext:value-type="string">
            <text:p>German blog. Don’t speak German so I can’t verify TOS. “Als je het niet te serieus neemt, dan valt er misschien nog wat te leren op dit</text:p>
            <text:p> blog. We schrijven over van alles en nog wat, zo lang er maar wat over valt te ginnegappen. Van opinie tot wetenschap, van online privacy </text:p>
            <text:p>Tot koffie.”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git.crypthost.i2p</text:p>
          </table:table-cell>
          <table:table-cell table:style-name="ce6" office:value-type="string" calcext:value-type="string">
            <text:p>CryptHost’s I2P GitLab Community Addition. Contact operator for access after signup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git.psi.i2p</text:p>
          </table:table-cell>
          <table:table-cell table:style-name="ce6" office:value-type="string" calcext:value-type="string">
            <text:p>Git service: git without bullshit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git.repo.i2p</text:p>
          </table:table-cell>
          <table:table-cell table:style-name="ce6" office:value-type="string" calcext:value-type="string">
            <text:p>A public, pseudonymous Git hosting sit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git.volatil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go.i2p</text:p>
          </table:table-cell>
          <table:table-cell table:style-name="ce6" office:value-type="string" calcext:value-type="string">
            <text:p>Appears to be backup.i2p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gopstop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gstbtc.i2p</text:p>
          </table:table-cell>
          <table:table-cell table:style-name="ce6" office:value-type="string" calcext:value-type="string">
            <text:p>Cryptocurrency exchanger with chat feature appears to be exchange.gostcoin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guison.i2p</text:p>
          </table:table-cell>
          <table:table-cell table:style-name="ce7" office:value-type="string" calcext:value-type="string">
            <text:p>Connection reset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hagen.i2p</text:p>
          </table:table-cell>
          <table:table-cell table:style-name="ce6" office:value-type="string" calcext:value-type="string">
            <text:p>Some Russian site, just a few lines of text “Тут пока ничего нет”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hiddenanswers.i2p</text:p>
          </table:table-cell>
          <table:table-cell table:style-name="ce6" office:value-type="string" calcext:value-type="string">
            <text:p>Unreachable, should be a reddit like place for anonymous Q&amp;A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hiddenbooru.i2p</text:p>
          </table:table-cell>
          <table:table-cell table:style-name="ce7" office:value-type="string" calcext:value-type="string">
            <text:p>Looks like some kind of hentai/ rule 34 site. Looks legal. Porn. Probably okay but unsure.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hiddenchan.i2p</text:p>
          </table:table-cell>
          <table:table-cell table:style-name="ce7" office:value-type="string" calcext:value-type="string">
            <text:p>Project Closed (Russian)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hq.postman.i2p</text:p>
          </table:table-cell>
          <table:table-cell table:style-name="ce6" office:value-type="string" calcext:value-type="string">
            <text:p>Info about Postman’s I2P email service,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6">
          <table:table-cell table:style-name="ce3" office:value-type="string" calcext:value-type="string">
            <text:p>i2pbuggenie.i2p</text:p>
          </table:table-cell>
          <table:table-cell table:style-name="ce6" office:value-type="string" calcext:value-type="string">
            <text:p>“The Bug Genie for I2P!</text:p>
            <text:p>The Bug Genie makes development a lot easier and manageable. With The Bug Genie you get:</text:p>
            <text:p>Project management, powerful issue tracking with advanced workflow support, source code control, full-fledged wiki for all your documentation </text:p>
            <text:p>Needs, and more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i2pd.i2p</text:p>
          </table:table-cell>
          <table:table-cell table:style-name="ce6" office:value-type="string" calcext:value-type="string">
            <text:p>Looks like a “check.torproject.org” thing. “Your I2Pd Browser is working correctly</text:p>
            <text:p>Welcome to Invisible Internet” Links to I2P “Active Links” to ethical, mainly Russian eepsite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2pdocs.str4d.i2p</text:p>
          </table:table-cell>
          <table:table-cell table:style-name="ce7" office:value-type="string" calcext:value-type="string">
            <text:p>Secure Connection Failed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I2peek-a-boo.i2p</text:p>
          </table:table-cell>
          <table:table-cell table:style-name="ce6" office:value-type="string" calcext:value-type="string">
            <text:p>ReturningNovice’s personal eepsite. Includes interesting image of Mickey the Mouse with an Itoopie magnifying glass, fascinating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2p-epub-eepsite.i2p</text:p>
          </table:table-cell>
          <table:table-cell table:style-name="ce6" office:value-type="string" calcext:value-type="string">
            <text:p>German eepsite, looks like a mirror of Epub-eepsite.i2p. Assuming it’s oka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2pforum.i2p</text:p>
          </table:table-cell>
          <table:table-cell table:style-name="ce6" office:value-type="string" calcext:value-type="string">
            <text:p>Official I2P user forum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i2pjump.i2p</text:p>
          </table:table-cell>
          <table:table-cell table:style-name="ce6" office:value-type="string" calcext:value-type="string">
            <text:p>I2P jump service “</text:p>
            <text:p>Use jump service by visiting 'i2pjump.i2p/jump/JUMP_DESTINATION'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2pnews.i2p</text:p>
          </table:table-cell>
          <table:table-cell table:style-name="ce7" office:value-type="string" calcext:value-type="string">
            <text:p>Tries to load “news.xml stats” i.e. two images that won’t load. Don’t know what this is.</text:p>
          </table:table-cell>
          <table:table-cell table:style-name="ce4" table:number-columns-repeated="1022"/>
        </table:table-row>
        <table:table-row table:style-name="ro3">
          <table:table-cell table:style-name="ce3" office:value-type="string" calcext:value-type="string">
            <text:p>i2podisy.i2p</text:p>
          </table:table-cell>
          <table:table-cell table:style-name="ce6" office:value-type="string" calcext:value-type="string">
            <text:p>“i2podisy comes from i2p, this network, plus PoDiSy, which stands for Porn Distribution System.” Good TOS (no one who looks like they </text:p>
            <text:p>Might be under 20), not investigating further, seems okay. Requires account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2p-projekt.i2p</text:p>
          </table:table-cell>
          <table:table-cell table:style-name="ce6" office:value-type="string" calcext:value-type="string">
            <text:p>Offical I2P project eepsit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2push.i2p</text:p>
          </table:table-cell>
          <table:table-cell table:style-name="ce6" office:value-type="string" calcext:value-type="string">
            <text:p>Free file hosting up to 2MB with good TO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2pwiki.i2p</text:p>
          </table:table-cell>
          <table:table-cell table:style-name="ce6" office:value-type="string" calcext:value-type="string">
            <text:p>Official I2P wiki (what I will eventually post this to with graphs)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5" office:value-type="string" calcext:value-type="string">
            <text:p>iamevil.i2p</text:p>
          </table:table-cell>
          <table:table-cell table:style-name="ce8" office:value-type="string" calcext:value-type="string">
            <text:p>Personal eepsite of Iamevil. “Random Links” page appears to link to a CP onion. Not cool. Should be removed from identiguy, inr, no, etc.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1020"/>
        </table:table-row>
        <table:table-row table:style-name="ro3">
          <table:table-cell table:style-name="ce4" office:value-type="string" calcext:value-type="string">
            <text:p>identiguy.i2p</text:p>
          </table:table-cell>
          <table:table-cell table:style-name="ce7" office:value-type="string" calcext:value-type="string">
            <text:p>Looks to be an eepsite tracker similar to no.i2p, inr.i2p, stats.i2p but completely automated without human interaction. Unsure of ethics, </text:p>
            <text:p>Not malevolent in the least however.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ilcosmita.i2p</text:p>
          </table:table-cell>
          <table:table-cell table:style-name="ce6" office:value-type="string" calcext:value-type="string">
            <text:p>Appears to be a Spanish/ Italian blog. Seems to be referencing left wing thinkers. Seems okay but I don’t speak the language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lita.i2p</text:p>
          </table:table-cell>
          <table:table-cell table:style-name="ce6" office:value-type="string" calcext:value-type="string">
            <text:p>Looks like a mirror of i2pd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lluminati.i2p</text:p>
          </table:table-cell>
          <table:table-cell table:style-name="ce7" office:value-type="string" calcext:value-type="string">
            <text:p>Appears to be the I2P Anonymous Webserver Help page. Unsure if this is intentional or no so I will not recommend as ethical or for wiki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incobin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infoserver.i2p</text:p>
          </table:table-cell>
          <table:table-cell table:style-name="ce7" office:value-type="string" calcext:value-type="string">
            <text:p>Tries to automatically redirect to clearnet site! (infoserver.eu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.i2p</text:p>
          </table:table-cell>
          <table:table-cell table:style-name="ce7" office:value-type="string" calcext:value-type="string">
            <text:p>Secure Connection Failed, should be a service for legit businesses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inr.i2p</text:p>
          </table:table-cell>
          <table:table-cell table:style-name="ce6" office:value-type="string" calcext:value-type="string">
            <text:p>Eepsite tracker, looks similar to no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nvisible-internet.i2p</text:p>
          </table:table-cell>
          <table:table-cell table:style-name="ce6" office:value-type="string" calcext:value-type="string">
            <text:p>Inproxy to access eepsites from clearnet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io.i2p</text:p>
          </table:table-cell>
          <table:table-cell table:style-name="ce6" office:value-type="string" calcext:value-type="string">
            <text:p>News site! Mirrors up to date journalism from BBC, The Guardian, The Intercept, Ars Technica. Does not redirect to clearnet when you click </text:p>
            <text:p>On a link. Very cool! Might even recommend for I2P router console hom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rc.00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irc.dg.i2p</text:p>
          </table:table-cell>
          <table:table-cell table:style-name="ce7" office:value-type="string" calcext:value-type="string">
            <text:p>Irc server. Connection reset. Do not know if good.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irc.echelon.i2p</text:p>
          </table:table-cell>
          <table:table-cell table:style-name="ce6" office:value-type="string" calcext:value-type="string">
            <text:p>Irc server. Connection reset. Probably good because hosted by echelon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rc.postman.i2p</text:p>
          </table:table-cell>
          <table:table-cell table:style-name="ce6" office:value-type="string" calcext:value-type="string">
            <text:p>Irc server. Connection reset. Probably good because hosted by postman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rc.r4sas.i2p</text:p>
          </table:table-cell>
          <table:table-cell table:style-name="ce6" office:value-type="string" calcext:value-type="string">
            <text:p>Irc server. Requires Javascript, allows use of in-browser IRC through free software. No channel list sadly. Still very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rongeeks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iscofsi.i2p</text:p>
          </table:table-cell>
          <table:table-cell table:style-name="ce6" office:value-type="string" calcext:value-type="string">
            <text:p>Links to onion IRC for l33t who are “Hackers, Crackers, Phishers”. Cool ASCII art though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isotoxin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itemname.i2p</text:p>
          </table:table-cell>
          <table:table-cell table:style-name="ce6" office:value-type="string" calcext:value-type="string">
            <text:p>Slightly modified “Itemname.com” template. Appears to offer auditing service/ source code signature searche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vorytower.i2p</text:p>
          </table:table-cell>
          <table:table-cell table:style-name="ce6" office:value-type="string" calcext:value-type="string">
            <text:p>Blank N/A Just says “Hi”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jikx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jwebcache.i2p</text:p>
          </table:table-cell>
          <table:table-cell table:style-name="ce6" office:value-type="string" calcext:value-type="string">
            <text:p>“JWebcache is a simple I2P-aware webcache application… reserved for Gnutella clients operating over I2P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K1773r.i2p</text:p>
          </table:table-cell>
          <table:table-cell table:style-name="ce6" office:value-type="string" calcext:value-type="string">
            <text:p>GPG keys for <text:a xlink:href="mailto:K1773R@mail.i2p" xlink:type="simple">K1773R@mail.i2p</text:a> with I2P-Tahoe-LAFS Mirror, instructions, and killyourtv mirro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keys.echelon.i2p</text:p>
          </table:table-cell>
          <table:table-cell table:style-name="ce6" office:value-type="string" calcext:value-type="string">
            <text:p>Public SKS OpenPGP Key Server provided by echelon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keyserver.sigterm.i2p</text:p>
          </table:table-cell>
          <table:table-cell table:style-name="ce6" office:value-type="string" calcext:value-type="string">
            <text:p>Public SKS OpenPGP Key Serv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knotwork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kycklingar.i2p</text:p>
          </table:table-cell>
          <table:table-cell table:style-name="ce6" office:value-type="string" calcext:value-type="string">
            <text:p>“The permanent booru. Here there be furry content” Looks legal. Furry porn.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legwork.i2p</text:p>
          </table:table-cell>
          <table:table-cell table:style-name="ce6" office:value-type="string" calcext:value-type="string">
            <text:p>Search engine for searching the I2P network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7">
          <table:table-cell table:style-name="ce4" office:value-type="string" calcext:value-type="string">
            <text:p>liberator.i2p</text:p>
          </table:table-cell>
          <table:table-cell table:style-name="ce7" office:value-type="string" calcext:value-type="string">
            <text:p>Some kind of spanish blog “Nada nuevo, todo visto.”</text:p>
          </table:table-cell>
          <table:table-cell table:style-name="ce4" table:number-columns-repeated="1022"/>
        </table:table-row>
        <table:table-row table:style-name="ro8">
          <table:table-cell table:style-name="ce3" office:value-type="string" calcext:value-type="string">
            <text:p>lm.i2p</text:p>
          </table:table-cell>
          <table:table-cell table:style-name="ce6" office:value-type="string" calcext:value-type="string">
            <text:p>“LocalMonero The fastest and easiest way to buy and sell Monero” Cryptocurrency site requires JS and captcha. Tries to talk to </text:p>
            <text:p>Googleapis clearnet. 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lodikon.i2p</text:p>
          </table:table-cell>
          <table:table-cell table:style-name="ce7" office:value-type="string" calcext:value-type="string">
            <text:p>Some kind of Russian forum or something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lolicatgirls.i2p</text:p>
          </table:table-cell>
          <table:table-cell table:style-name="ce7" office:value-type="string" calcext:value-type="string">
            <text:p>Loli manga. I do not know if legal or not. Already on I2PWiki so probably legal but I’m going to say PROBABLY unethical.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lolifox.i2p</text:p>
          </table:table-cell>
          <table:table-cell table:style-name="ce8" office:value-type="string" calcext:value-type="string">
            <text:p>Chansite with good TOS. “All boards” however appears to link to what is probably CP boards. Recommend it be removed from identiguy, no, inr,</text:p>
            <text:p>Etc.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1020"/>
        </table:table-row>
        <table:table-row table:style-name="ro1">
          <table:table-cell table:style-name="ce4" office:value-type="string" calcext:value-type="string">
            <text:p>lunokhod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lyra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m16.i2p</text:p>
          </table:table-cell>
          <table:table-cell table:style-name="ce6" office:value-type="string" calcext:value-type="string">
            <text:p>“Radio &lt;&lt;M16&gt;&gt;” Appears to be a Russian Anonymous grou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magix.i2p</text:p>
          </table:table-cell>
          <table:table-cell table:style-name="ce6" office:value-type="string" calcext:value-type="string">
            <text:p>The Great Magix Server. Multi-lingual occult/ hermetic document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marxists.i2p</text:p>
          </table:table-cell>
          <table:table-cell table:style-name="ce6" office:value-type="string" calcext:value-type="string">
            <text:p>“Unofficial I2P mirror of the Marxists Internet Archive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magnets.i2p</text:p>
          </table:table-cell>
          <table:table-cell table:style-name="ce7" office:value-type="string" calcext:value-type="string">
            <text:p>Looks like a Russian torrent search. See a pirate party logo.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matterhost.i2p</text:p>
          </table:table-cell>
          <table:table-cell table:style-name="ce7" office:value-type="string" calcext:value-type="string">
            <text:p>Requires JS. Unsure what it does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meeh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monerotools.i2p</text:p>
          </table:table-cell>
          <table:table-cell table:style-name="ce6" office:value-type="string" calcext:value-type="string">
            <text:p>Looks like a monero mining pool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monerujo.i2p</text:p>
          </table:table-cell>
          <table:table-cell table:style-name="ce6" office:value-type="string" calcext:value-type="string">
            <text:p>Eepsite for the lightweight/ android Monerujo Monero Wallet,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4" office:value-type="string" calcext:value-type="string">
            <text:p>mosbot.i2p</text:p>
          </table:table-cell>
          <table:table-cell table:style-name="ce7" office:value-type="string" calcext:value-type="string">
            <text:p>Blank N/A Just says “It works! This is the default web page for this server. The web server software is running but no content has been </text:p>
            <text:p>added, yet.”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mosfet.i2p</text:p>
          </table:table-cell>
          <table:table-cell table:style-name="ce6" office:value-type="string" calcext:value-type="string">
            <text:p>I2P experimental web gateway for Syndia. Moderated to be SFW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mrbamboo.i2p</text:p>
          </table:table-cell>
          <table:table-cell table:style-name="ce6" office:value-type="string" calcext:value-type="string">
            <text:p>Mr.Bamboo’s personal blog. Development/ computer stuff. Cool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mtn.i2p-project.i2p</text:p>
          </table:table-cell>
          <table:table-cell table:style-name="ce7" office:value-type="string" calcext:value-type="string">
            <text:p>Connection reset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mudgaard.i2p</text:p>
          </table:table-cell>
          <table:table-cell table:style-name="ce7" office:value-type="string" calcext:value-type="string">
            <text:p>Connection reset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mysterious.i2p</text:p>
          </table:table-cell>
          <table:table-cell table:style-name="ce6" office:value-type="string" calcext:value-type="string">
            <text:p>Personal blog about philosophy, humanity, existence, technology, etc.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nacl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nanashi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neodome.i2p</text:p>
          </table:table-cell>
          <table:table-cell table:style-name="ce7" office:value-type="string" calcext:value-type="string">
            <text:p>Usenet/ NNTP thing. Not sure what this is.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nicociconi.i2p</text:p>
          </table:table-cell>
          <table:table-cell table:style-name="ce6" office:value-type="string" calcext:value-type="string">
            <text:p>Tries to play a video of some anime girl (SFW) saying something and dancing. Weird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o.i2p</text:p>
          </table:table-cell>
          <table:table-cell table:style-name="ce6" office:value-type="string" calcext:value-type="string">
            <text:p>Eepsite tracker, looks similar to inr.i2p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ormal.i2p</text:p>
          </table:table-cell>
          <table:table-cell table:style-name="ce6" office:value-type="string" calcext:value-type="string">
            <text:p>Blank N/A “There is nothing here. Please go away!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nothingburger.i2p</text:p>
          </table:table-cell>
          <table:table-cell table:style-name="ce7" office:value-type="string" calcext:value-type="string">
            <text:p>Blank N/A “There's nothing here. <text:s text:c="4"/>Check back later.”</text:p>
          </table:table-cell>
          <table:table-cell table:style-name="ce4" table:number-columns-repeated="1022"/>
        </table:table-row>
        <table:table-row table:style-name="ro3">
          <table:table-cell table:style-name="ce3" office:value-type="string" calcext:value-type="string">
            <text:p>nothingspecial.i2p</text:p>
          </table:table-cell>
          <table:table-cell table:style-name="ce6" office:value-type="string" calcext:value-type="string">
            <text:p>Just some stupid website, kind of funny actually “This is just another stupid website which doesn't have any value that's been authored out</text:p>
            <text:p> Of boredom and so the previously alluded to author can say that they have a presence on the "Dark Web" and think they're edgy and cool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ovospice.i2p</text:p>
          </table:table-cell>
          <table:table-cell table:style-name="ce6" office:value-type="string" calcext:value-type="string">
            <text:p>Some Russian/english site. Same as nvspc.i2p Requires JS Some kind of BTC mixer cryptocurrency cannot read TOS because it is in Russian</text:p>
          </table:table-cell>
          <table:table-cell table:style-name="ce3" table:number-columns-repeated="1022"/>
        </table:table-row>
        <table:table-row table:style-name="ro3">
          <table:table-cell table:style-name="ce3" office:value-type="string" calcext:value-type="string">
            <text:p>nvspc.i2p</text:p>
          </table:table-cell>
          <table:table-cell table:style-name="ce6" office:value-type="string" calcext:value-type="string">
            <text:p>Some Russian/english site. Same as novospice.i2p Requires JS Some kind of BTC mixer crypocurrency  cannot read TOS because it</text:p>
            <text:p> Is in Russian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Nxt-wallet.i2p</text:p>
          </table:table-cell>
          <table:table-cell table:style-name="ce6" office:value-type="string" calcext:value-type="string">
            <text:p>I think it is a cryptocurrency wallet. Requires JS, took too long to load. Going to say its probably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obscuratus.i2p</text:p>
          </table:table-cell>
          <table:table-cell table:style-name="ce6" office:value-type="string" calcext:value-type="string">
            <text:p>Interesting site with some history, will be a personal blog. Mainly just a placeholder. “ Set in the year 1327 in a remote Italian monastery,</text:p>
            <text:p>Umberto Eco's "The Name of the Rose" weaves a tale that resonates with several of the things that interest me about I2P. “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ol.i2p</text:p>
          </table:table-cell>
          <table:table-cell table:style-name="ce6" office:value-type="string" calcext:value-type="string">
            <text:p>Personal site of Oleg Girko. English/Russian. IT/ Computer Science expert. Has his resume up. Graduated from St.Petersburg University. </text:p>
            <text:p>Props to a I2P resume, somebody hire this guy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onelon.i2p</text:p>
          </table:table-cell>
          <table:table-cell table:style-name="ce6" office:value-type="string" calcext:value-type="string">
            <text:p>Some kind of Russian site to upload PGP key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onher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oniichan.i2p</text:p>
          </table:table-cell>
          <table:table-cell table:style-name="ce7" office:value-type="string" calcext:value-type="string">
            <text:p>Chansite with good TOS. Couldn’t see boards so couldn’t investigate further.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opal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opendiftracker.i2p</text:p>
          </table:table-cell>
          <table:table-cell table:style-name="ce6" office:value-type="string" calcext:value-type="string">
            <text:p>Torrent tracker, not sure if it needs a TOS but assuming its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opentracker.dg2.i2p</text:p>
          </table:table-cell>
          <table:table-cell table:style-name="ce6" office:value-type="string" calcext:value-type="string">
            <text:p>Torrent tracker? Blank N/A just says “ZZZOT” in big red letters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opsec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osiristomb.i2p</text:p>
          </table:table-cell>
          <table:table-cell table:style-name="ce6" office:value-type="string" calcext:value-type="string">
            <text:p>Not sure what it is, has a chat feature requiring login, requires JS, good TO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Outproxy-tor.meeh.i2p</text:p>
          </table:table-cell>
          <table:table-cell table:style-name="ce6" office:value-type="string" calcext:value-type="string">
            <text:p>Outproxy. Is probably good but I get error when visiting in browser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overchan.oniichan.i2p</text:p>
          </table:table-cell>
          <table:table-cell table:style-name="ce7" office:value-type="string" calcext:value-type="string">
            <text:p>Board list for oniichan. Don’t see anything bad but chans are sketch.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p4bl0.i2p</text:p>
          </table:table-cell>
          <table:table-cell table:style-name="ce6" office:value-type="string" calcext:value-type="string">
            <text:p>Personal blog/ site of Pable Rauzy, a cool associate professor and anarchist (the good kind)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papel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asta-nojs.i2p</text:p>
          </table:table-cell>
          <table:table-cell table:style-name="ce7" office:value-type="string" calcext:value-type="string">
            <text:p>Encrypted pastebin spanish, I see no TOS though so I cannot recommend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paste.crypthost.i2p</text:p>
          </table:table-cell>
          <table:table-cell table:style-name="ce6" office:value-type="string" calcext:value-type="string">
            <text:p>Encrypted pastebin with good TO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paste.r4sas.i2p</text:p>
          </table:table-cell>
          <table:table-cell table:style-name="ce7" office:value-type="string" calcext:value-type="string">
            <text:p>Encrypted pastebin but I see no TOS so I cannot recommen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haroz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isekot.i2p</text:p>
          </table:table-cell>
          <table:table-cell table:style-name="ce7" office:value-type="string" calcext:value-type="string">
            <text:p>Black page with links to Telegram, Mastadon, ec. Personal website?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izdabol.i2p</text:p>
          </table:table-cell>
          <table:table-cell table:style-name="ce7" office:value-type="string" calcext:value-type="string">
            <text:p>ARMADA some Russian sit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planet.i2p</text:p>
          </table:table-cell>
          <table:table-cell table:style-name="ce6" office:value-type="string" calcext:value-type="string">
            <text:p>Official? RSS Feed “the latest around the world of I2P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pomoyka.i2p</text:p>
          </table:table-cell>
          <table:table-cell table:style-name="ce7" office:value-type="string" calcext:value-type="string">
            <text:p>I2P TV torrent index for AceStream users. Partially in Russian. Cannot verify TOS.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pool.gostcoin.i2p</text:p>
          </table:table-cell>
          <table:table-cell table:style-name="ce6" office:value-type="string" calcext:value-type="string">
            <text:p>Some Russian Site, appears to be a gostcoin cryptocurrency pool. Cool! Assuiming its ethical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op.postman.i2p</text:p>
          </table:table-cell>
          <table:table-cell table:style-name="ce6" office:value-type="string" calcext:value-type="string">
            <text:p>Postman’s POP3 email serv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pravtor.i2p</text:p>
          </table:table-cell>
          <table:table-cell table:style-name="ce7" office:value-type="string" calcext:value-type="string">
            <text:p>Some kind of Russian forum or something, cannot see TOS because I cannot read Russian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ris.i2p</text:p>
          </table:table-cell>
          <table:table-cell table:style-name="ce7" office:value-type="string" calcext:value-type="string">
            <text:p>Links to I2P anonymous webserver help page. Unsure if intentional or not.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roject-future.i2p</text:p>
          </table:table-cell>
          <table:table-cell table:style-name="ce7" office:value-type="string" calcext:value-type="string">
            <text:p>Russian site, looks to be about science and military/ politics from images</text:p>
          </table:table-cell>
          <table:table-cell table:style-name="ce4" table:number-columns-repeated="1022"/>
        </table:table-row>
        <table:table-row table:style-name="ro3">
          <table:table-cell table:style-name="ce3" office:value-type="string" calcext:value-type="string">
            <text:p>Projectmayhem2012-086.i2p</text:p>
          </table:table-cell>
          <table:table-cell table:style-name="ce6" office:value-type="string" calcext:value-type="string">
            <text:p>Anonymous group. “ In Teh Internetz December 21, 2012 11:11 The anonimous declaration of the United States of the World” Tells you to </text:p>
            <text:p>Listen/ download an 11MB .mp3 containing computer voices and music designed to provoke people into imagining a different world. Interesting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si.i2p</text:p>
          </table:table-cell>
          <table:table-cell table:style-name="ce6" office:value-type="string" calcext:value-type="string">
            <text:p>URL shortener with a canary (kind of)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psyco.i2p</text:p>
          </table:table-cell>
          <table:table-cell table:style-name="ce7" office:value-type="string" calcext:value-type="string">
            <text:p>Blank N/A Some Russian Site “DDOS защита. Включите Java Script и перезагрузите страницу.”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sy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pt.hiddenanswers.i2p</text:p>
          </table:table-cell>
          <table:table-cell table:style-name="ce6" office:value-type="string" calcext:value-type="string">
            <text:p>Unreachable, assuming Portuguese version of hidden answers</text:p>
          </table:table-cell>
          <table:table-cell table:style-name="ce3" table:number-columns-repeated="1022"/>
        </table:table-row>
        <table:table-row table:style-name="ro1">
          <table:table-cell table:style-name="ce4" office:value-type="string" calcext:value-type="string">
            <text:p>pull.git.repo.i2p</text:p>
          </table:table-cell>
          <table:table-cell table:style-name="ce7" office:value-type="string" calcext:value-type="string">
            <text:p>Connection reset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ush.git.repo.i2p</text:p>
          </table:table-cell>
          <table:table-cell table:style-name="ce7" office:value-type="string" calcext:value-type="string">
            <text:p>Connection reset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4sas.i2p</text:p>
          </table:table-cell>
          <table:table-cell table:style-name="ce7" office:value-type="string" calcext:value-type="string">
            <text:p>Some russian site, personal blog?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radio.r4sas.i2p</text:p>
          </table:table-cell>
          <table:table-cell table:style-name="ce6" office:value-type="string" calcext:value-type="string">
            <text:p>Some russian site, appears similar to deep web radio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ebel.i2p</text:p>
          </table:table-cell>
          <table:table-cell table:style-name="ce6" office:value-type="string" calcext:value-type="string">
            <text:p>Some russian site, memes</text:p>
          </table:table-cell>
          <table:table-cell table:style-name="ce3" office:value-type="string" calcext:value-type="string">
            <text:p><text:s/>y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ed.i2p</text:p>
          </table:table-cell>
          <table:table-cell table:style-name="ce6" office:value-type="string" calcext:value-type="string">
            <text:p>Red’s eepsite. Personal site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edliberty.i2p</text:p>
          </table:table-cell>
          <table:table-cell table:style-name="ce6" office:value-type="string" calcext:value-type="string">
            <text:p>“Socialism or Barbarism, Liberty or Death! (Formerly known as Thought Foundry Blog)” Political blog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redpanda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edzara.i2p</text:p>
          </table:table-cell>
          <table:table-cell table:style-name="ce7" office:value-type="string" calcext:value-type="string">
            <text:p>French forum, cannot read TOS because I do not speak French. “La taverne des gros nains”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elatelist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epo.i2p</text:p>
          </table:table-cell>
          <table:table-cell table:style-name="ce7" office:value-type="string" calcext:value-type="string">
            <text:p>Secure Connection Failed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repo.r4sas.i2p</text:p>
          </table:table-cell>
          <table:table-cell table:style-name="ce6" office:value-type="string" calcext:value-type="string">
            <text:p>Repository of PurpleI2P team I2Pd, Linux Repo’s for i2pd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eseed.i2p</text:p>
          </table:table-cell>
          <table:table-cell table:style-name="ce6" office:value-type="string" calcext:value-type="string">
            <text:p>Identical to backup.i2p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etrobbs2.i2p</text:p>
          </table:table-cell>
          <table:table-cell table:style-name="ce6" office:value-type="string" calcext:value-type="string">
            <text:p>Forums, cannot find TOS but seems to be based on RockSolid Forums which I know is okay. Probably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Retrobbs-nntp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evo-ua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ideronthestorm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ospravosudie.i2p</text:p>
          </table:table-cell>
          <table:table-cell table:style-name="ce7" office:value-type="string" calcext:value-type="string">
            <text:p>Some Russian site, info directory?</text:p>
          </table:table-cell>
          <table:table-cell table:style-name="ce4" table:number-columns-repeated="1022"/>
        </table:table-row>
        <table:table-row table:style-name="ro3">
          <table:table-cell table:style-name="ce3" office:value-type="string" calcext:value-type="string">
            <text:p>Rs-freenet.i2p</text:p>
          </table:table-cell>
          <table:table-cell table:style-name="ce6" office:value-type="string" calcext:value-type="string">
            <text:p>Freenet inproxy without downloads. Cool! “Rocksolid Freenet Browser is designed to provide a view of Freenet from other networks. </text:p>
            <text:p>Downloading of files is not supported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slight.i2p</text:p>
          </table:table-cell>
          <table:table-cell table:style-name="ce6" office:value-type="string" calcext:value-type="string">
            <text:p>Rocksolid Forums Light. Assuming okay because Rocksolid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s-tor.i2p</text:p>
          </table:table-cell>
          <table:table-cell table:style-name="ce6" office:value-type="string" calcext:value-type="string">
            <text:p>Tor inproxy over I2P. Cool! Gave me a 503 when trying to reach facebookcorewwwi.onion, perhaps you will have better luck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rufurus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ru.hiddenanswers.i2p</text:p>
          </table:table-cell>
          <table:table-cell table:style-name="ce6" office:value-type="string" calcext:value-type="string">
            <text:p>Unreachable, should be Russian version of hidden answer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ru.i2p</text:p>
          </table:table-cell>
          <table:table-cell table:style-name="ce7" office:value-type="string" calcext:value-type="string">
            <text:p>Some Russian sit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us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uslibgen.i2p</text:p>
          </table:table-cell>
          <table:table-cell table:style-name="ce7" office:value-type="string" calcext:value-type="string">
            <text:p>Unreachable, probably Russian version of Library Genesis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ust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rutor.i2p</text:p>
          </table:table-cell>
          <table:table-cell table:style-name="ce7" office:value-type="string" calcext:value-type="string">
            <text:p>Looks like a Russian torrent index. Love the aesthetic.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schwarzwald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secure.thetinhat.i2p</text:p>
          </table:table-cell>
          <table:table-cell table:style-name="ce6" office:value-type="string" calcext:value-type="string">
            <text:p>Blog about privacy and what not, very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eeker.i2p</text:p>
          </table:table-cell>
          <table:table-cell table:style-name="ce6" office:value-type="string" calcext:value-type="string">
            <text:p>Search engine for searching the I2P network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eomon.i2p</text:p>
          </table:table-cell>
          <table:table-cell table:style-name="ce6" office:value-type="string" calcext:value-type="string">
            <text:p>A bunch of networking tools (DNS, SSL, Whois, HTML Validator, etc.)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serien.i2p</text:p>
          </table:table-cell>
          <table:table-cell table:style-name="ce7" office:value-type="string" calcext:value-type="string">
            <text:p>Looks to be a very small German torrent site with TV episodes. FAQ coming soon.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shoronil.i2p</text:p>
          </table:table-cell>
          <table:table-cell table:style-name="ce7" office:value-type="string" calcext:value-type="string">
            <text:p>Looks like a Russian torrent search. See a pirate party logo. I have seen this somewhere else on the list (Mirror)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short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skank.i2p</text:p>
          </table:table-cell>
          <table:table-cell table:style-name="ce6" office:value-type="string" calcext:value-type="string">
            <text:p>Official? MTN (Monotone) Branches. ViewMTN. Developer stuff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tp.postman.i2p</text:p>
          </table:table-cell>
          <table:table-cell table:style-name="ce6" office:value-type="string" calcext:value-type="string">
            <text:p>Postman’s STMP email serv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qz.i2p</text:p>
          </table:table-cell>
          <table:table-cell table:style-name="ce6" office:value-type="string" calcext:value-type="string">
            <text:p>I2P url shortener, cool! Might recommend for I2P router console hom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ssh.i2p</text:p>
          </table:table-cell>
          <table:table-cell table:style-name="ce7" office:value-type="string" calcext:value-type="string">
            <text:p>503 error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stats.i2p</text:p>
          </table:table-cell>
          <table:table-cell table:style-name="ce6" office:value-type="string" calcext:value-type="string">
            <text:p>zzz’s eepsite index, has stats and other cool stuff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status.str4d.i2p</text:p>
          </table:table-cell>
          <table:table-cell table:style-name="ce7" office:value-type="string" calcext:value-type="string">
            <text:p>Secure Connection Failed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Sto-man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str4d.i2p</text:p>
          </table:table-cell>
          <table:table-cell table:style-name="ce6" office:value-type="string" calcext:value-type="string">
            <text:p>Personal blog/ site of str4d. 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tream.i2p</text:p>
          </table:table-cell>
          <table:table-cell table:style-name="ce6" office:value-type="string" calcext:value-type="string">
            <text:p>Wants to play music. Requires JS. Did not enable but I assume it’s similar to deep web radio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treams.darkrealm.i2p</text:p>
          </table:table-cell>
          <table:table-cell table:style-name="ce6" office:value-type="string" calcext:value-type="string">
            <text:p>Music streaming/ radio for “Gothic EBM Industrial Darkwave Coldwave Newwave Synthpop Dark Pop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subterra.i2p</text:p>
          </table:table-cell>
          <table:table-cell table:style-name="ce6" office:value-type="string" calcext:value-type="string">
            <text:p>Looks to be a personal blog/ site. “Tutorials and Articles written on topics including Privacy, Cryptography, Programming, Security, and </text:p>
            <text:p>Hardware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uicidal.i2p</text:p>
          </table:table-cell>
          <table:table-cell table:style-name="ce6" office:value-type="string" calcext:value-type="string">
            <text:p>Suicide Girls porn? Technically nude photography sets and photos. Wikipedia says it is legit 18+ (<text:a xlink:href="https://en.wikipedia.org/wiki/SuicideGirls" xlink:type="simple">https://en.wikipedia.org/wiki/SuicideGirls</text:a>)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syndie2.tiny.i2p</text:p>
          </table:table-cell>
          <table:table-cell table:style-name="ce7" office:value-type="string" calcext:value-type="string">
            <text:p>503 error, pretty sure it does something with Syndi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syndie.echelon.i2p</text:p>
          </table:table-cell>
          <table:table-cell table:style-name="ce7" office:value-type="string" calcext:value-type="string">
            <text:p>401 error, pretty sure it does something with Syndi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syndie-project.i2p</text:p>
          </table:table-cell>
          <table:table-cell table:style-name="ce6" office:value-type="string" calcext:value-type="string">
            <text:p>Info about Syndie over Tor, I2P, etc. Pretty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syndie.tiny.i2p</text:p>
          </table:table-cell>
          <table:table-cell table:style-name="ce7" office:value-type="string" calcext:value-type="string">
            <text:p>503 error, pretty sure it does something with Syndi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tabak.i2p</text:p>
          </table:table-cell>
          <table:table-cell table:style-name="ce7" office:value-type="string" calcext:value-type="string">
            <text:p>Some Russian sit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tahoeserv.i2p</text:p>
          </table:table-cell>
          <table:table-cell table:style-name="ce6" office:value-type="string" calcext:value-type="string">
            <text:p>Tahoe-LAFS I2P grid status and upload tool. Cool! Might be good for I2P router console hom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telegram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thebland.i2p</text:p>
          </table:table-cell>
          <table:table-cell table:style-name="ce6" office:value-type="string" calcext:value-type="string">
            <text:p>Blank N/A. Just the definiton, synonyms, etc. of the word bland. Can confirm, eepsite is very bland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theyosh.i2p</text:p>
          </table:table-cell>
          <table:table-cell table:style-name="ce7" office:value-type="string" calcext:value-type="string">
            <text:p>Some kind of blog, I see a pirate party logo, not all in english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thornworld.i2p</text:p>
          </table:table-cell>
          <table:table-cell table:style-name="ce7" office:value-type="string" calcext:value-type="string">
            <text:p>“Etherpad on thornworld.i2p” I do not know what this is.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tiny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tinyslibrary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tome.i2p</text:p>
          </table:table-cell>
          <table:table-cell table:style-name="ce6" office:value-type="string" calcext:value-type="string">
            <text:p>Lots of ebooks, very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tooman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torrentfinder.i2p</text:p>
          </table:table-cell>
          <table:table-cell table:style-name="ce6" office:value-type="string" calcext:value-type="string">
            <text:p>Torrent searcher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orrfreedom.i2p</text:p>
          </table:table-cell>
          <table:table-cell table:style-name="ce6" office:value-type="string" calcext:value-type="string">
            <text:p>Torrent search engine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rac.i2p2.i2p</text:p>
          </table:table-cell>
          <table:table-cell table:style-name="ce6" office:value-type="string" calcext:value-type="string">
            <text:p>Official? Place to file and find I2P bug reports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racker2.postman.i2p</text:p>
          </table:table-cell>
          <table:table-cell table:style-name="ce6" office:value-type="string" calcext:value-type="string">
            <text:p>Postman’s torrent tracker. Recommend for I2P router console home page! (Might be legal issues though)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racker.crypthost.i2p</text:p>
          </table:table-cell>
          <table:table-cell table:style-name="ce6" office:value-type="string" calcext:value-type="string">
            <text:p>Torrent tracker, probably oka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racker.lodikon.i2p</text:p>
          </table:table-cell>
          <table:table-cell table:style-name="ce6" office:value-type="string" calcext:value-type="string">
            <text:p>Torrent tracker, probably oka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racker.psi.i2p</text:p>
          </table:table-cell>
          <table:table-cell table:style-name="ce6" office:value-type="string" calcext:value-type="string">
            <text:p>Torrent tracker, probably okay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traditio.i2p</text:p>
          </table:table-cell>
          <table:table-cell table:style-name="ce6" office:value-type="string" calcext:value-type="string">
            <text:p>Looks like a Russian version of the I2PWiki? Assuming it is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ts.i2p</text:p>
          </table:table-cell>
          <table:table-cell table:style-name="ce7" office:value-type="string" calcext:value-type="string">
            <text:p>Blank N/A “ I2P Anonymous Webserver”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tumbach.i2p</text:p>
          </table:table-cell>
          <table:table-cell table:style-name="ce7" office:value-type="string" calcext:value-type="string">
            <text:p>Some Russian chan site. Unsure of TOS but I don’t see any forums that look bad by the name and cannot verify TOS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tutorials.i2p</text:p>
          </table:table-cell>
          <table:table-cell table:style-name="ce6" office:value-type="string" calcext:value-type="string">
            <text:p>German I2P tutorials. Do not speak language but looks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uk.i2p</text:p>
          </table:table-cell>
          <table:table-cell table:style-name="ce6" office:value-type="string" calcext:value-type="string">
            <text:p>Blank N/A “United Kingdom news and information… We have finally taken the initiative to register the uk.i2p namespace and setup this </text:p>
            <text:p>Host. Please bear with us while we bring the site online and publish content. If you would like to be an author on this site please get in touch.”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ukiyo.i2p</text:p>
          </table:table-cell>
          <table:table-cell table:style-name="ce7" office:value-type="string" calcext:value-type="string">
            <text:p>Unreachable, took too long to load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unqueued.i2p</text:p>
          </table:table-cell>
          <table:table-cell table:style-name="ce6" office:value-type="string" calcext:value-type="string">
            <text:p>Links to hiddenanswers.i2p and hiddenanswers onion, “When it's cold and when it's dark, the freezing moon can obsess you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vadino.i2p</text:p>
          </table:table-cell>
          <table:table-cell table:style-name="ce6" office:value-type="string" calcext:value-type="string">
            <text:p>Blank N/A w/ contact for services and tech inquiries. “ An little company, which creates great technologies for intelligence and research.“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visibility.i2p</text:p>
          </table:table-cell>
          <table:table-cell table:style-name="ce6" office:value-type="string" calcext:value-type="string">
            <text:p>The I2P social network. Partially in French. Good TOS. Recommend for I2P router console home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volatil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vpnbest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wa11ed.city.i2p</text:p>
          </table:table-cell>
          <table:table-cell table:style-name="ce6" office:value-type="string" calcext:value-type="string">
            <text:p>Actual imageboard as explained at city.i2p. Going to say ethical because its designed for Chinese netizens to speak freely in the PRC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wallet.gostcoin.i2p</text:p>
          </table:table-cell>
          <table:table-cell table:style-name="ce6" office:value-type="string" calcext:value-type="string">
            <text:p>Unreachable, probably a gostcoin cryptocurrency online wallet, going to assume oka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webviewer.aktie.i2p</text:p>
          </table:table-cell>
          <table:table-cell table:style-name="ce7" office:value-type="string" calcext:value-type="string">
            <text:p>Unreachable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w.i2p</text:p>
          </table:table-cell>
          <table:table-cell table:style-name="ce7" office:value-type="string" calcext:value-type="string">
            <text:p>“Welcome to Dialog” Some kind of forum site, requires JS.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wiki.ilita.i2p</text:p>
          </table:table-cell>
          <table:table-cell table:style-name="ce6" office:value-type="string" calcext:value-type="string">
            <text:p>Looks like a Russian version of the I2PWiki? Assuming it is okay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6">
          <table:table-cell table:style-name="ce3" office:value-type="string" calcext:value-type="string">
            <text:p><text:a xlink:href="http://www.imule.i2p/" xlink:type="simple">www.imule.i2p</text:a></text:p>
          </table:table-cell>
          <table:table-cell table:style-name="ce6" office:value-type="string" calcext:value-type="string">
            <text:p>www is unnecessary, cool piece of I2P software though. “*I*Mule is the anonymous filesharing of *E*Mule, the worlds most famous</text:p>
            <text:p> filesharing software next to gnutella and torrent. Download and Share Files without revealing your IP-Adress or our Identity. Safe and </text:p>
            <text:p>Secure, just Anonymous Filesharing. Based on the Anonymity Network I2P (Invisible Internet Project) Imule is protecting you while </text:p>
            <text:p>Downloading and Sharing Files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<text:a xlink:href="http://www.infoserver.i2p/" xlink:type="simple">www.infoserver.i2p</text:a></text:p>
          </table:table-cell>
          <table:table-cell table:style-name="ce7" office:value-type="string" calcext:value-type="string">
            <text:p>www is unnecessary, Tries to redirect to infoserver.eu (CLEARNET!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xmpp.crypthost.i2p</text:p>
          </table:table-cell>
          <table:table-cell table:style-name="ce6" office:value-type="string" calcext:value-type="string">
            <text:p>Crypthost’s XMPP server. Have used in the past, VERY cool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xn—l2bl5aw.i2p</text:p>
          </table:table-cell>
          <table:table-cell table:style-name="ce6" office:value-type="string" calcext:value-type="string">
            <text:p>Turns into http://मानस.i2p/ which I’m sure is a modern language but it looks like ancient babylonian. What is it? Cipher puzzles? Strange. </text:p>
            <text:p>I have no idea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xotc.i2p</text:p>
          </table:table-cell>
          <table:table-cell table:style-name="ce6" office:value-type="string" calcext:value-type="string">
            <text:p>Personal blog of Michael Van Delft “I'm Michael Van Delft, an IT security enthusiast from Western Australia and this is my personal blog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zener.i2p</text:p>
          </table:table-cell>
          <table:table-cell table:style-name="ce6" office:value-type="string" calcext:value-type="string">
            <text:p>Zener’s cards. Requires JS. Looks like some kind of game. Fascinating. Let me know what it is!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zerobin.i2p</text:p>
          </table:table-cell>
          <table:table-cell table:style-name="ce7" office:value-type="string" calcext:value-type="string">
            <text:p>Secure Connection Failed</text:p>
          </table:table-cell>
          <table:table-cell table:style-name="ce4" table:number-columns-repeated="1022"/>
        </table:table-row>
        <table:table-row table:style-name="ro4">
          <table:table-cell table:style-name="ce3" office:value-type="string" calcext:value-type="string">
            <text:p>zeronet.i2p</text:p>
          </table:table-cell>
          <table:table-cell table:style-name="ce6" office:value-type="string" calcext:value-type="string">
            <text:p>Inproxy/ gateway into ZeroNet. You have to be braver than a Tor exit node operator to run this, props to the sysadmin! “This gate </text:p>
            <text:p>requires special I2P router configuration to work properly. This is because ZeroNet uses WebSocket connections over SSL, which is </text:p>
            <text:p>Restricted by I2P router configuration by default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Z-lab.i2p</text:p>
          </table:table-cell>
          <table:table-cell table:style-name="ce6" office:value-type="string" calcext:value-type="string">
            <text:p>Blank N/A “Currently testing a theory that the default Snark pipeline size is too small.”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znc.str4d.i2p</text:p>
          </table:table-cell>
          <table:table-cell table:style-name="ce7" office:value-type="string" calcext:value-type="string">
            <text:p>“Welcome to ZNC’s web interface” You can log into something, not sure what. Links to clearnet znc.in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zzz.i2p</text:p>
          </table:table-cell>
          <table:table-cell table:style-name="ce6" office:value-type="string" calcext:value-type="string">
            <text:p>Offical I2P developer forums.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<text:span text:style-name="T2">Router Console? </text:span><text:span text:style-name="T3">I recommend the following eepsites as good enough to consider adding to the I2P router console home! io.i2p, sqz.i2p, </text:span></text:p>
            <text:p><text:span text:style-name="T3">tahoeserv.i2p, tracker2.postman.i2p, visibility.i2p</text:span></text:p>
          </table:table-cell>
          <table:table-cell/>
          <table:table-cell office:value-type="string" calcext:value-type="string">
            <text:p>Color Keys!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4">Ethical?</text:span> Meaning “does not contain or have links to gross stuff, CP, etc. from what I can tell” I don’t care about piracy, black hat </text:p>
            <text:p>Hacking, phishing, drugs, and what not.</text:p>
          </table:table-cell>
          <table:table-cell/>
          <table:table-cell table:style-name="ce3" office:value-type="string" calcext:value-type="string">
            <text:p>Ethical from</text:p>
            <text:p>What I can tell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4">Wiki?</text:span> Meaning “Should this be on the I2P wiki even in the ‘Misc’ or ‘Random weird stuff’ section IMHO”</text:p>
          </table:table-cell>
          <table:table-cell/>
          <table:table-cell table:style-name="ce4" office:value-type="string" calcext:value-type="string">
            <text:p>Lacking info/</text:p>
            <text:p>Don’t know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4">Blanks/ yellow?</text:span> Not enough info, I don’t know the language, don’t know etc. If there is no ‘n’ under ethical it didn’t have or link to any bad </text:p>
            <text:p>stuff from <text:span text:style-name="T5">what</text:span> <text:span text:style-name="T5">I can tell. </text:span><text:span text:style-name="T6">Read my description. Yellow is me erring on the side of caution.</text:span></text:p>
          </table:table-cell>
          <table:table-cell/>
          <table:table-cell table:style-name="ce5" office:value-type="string" calcext:value-type="string">
            <text:p>APPEARS TO</text:p>
            <text:p>LINK TO</text:p>
            <text:p>BAD STUFF,</text:p>
            <text:p>AVOID!!!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<text:span text:style-name="T4">Why?</text:span> No, Inr, Stats, Identiguy, etc. all have a bunch of links to eepsites, almost all of them have no description whatsoever. This has always </text:p>
            <text:p>infuriated me. Why click around if I don’t know what something is? Seems stupid to me. There should at least be a brief description put up by </text:p>
            <text:p>ordinary users right?! Anyways, I took the risk for the sake of sufficient documentation, future researchers studying the I2P network, science, </text:p>
            <text:p>and generally to improve the network. I created this document by clicking EVERY LINK without exception under no.i2p. I chose no.i2p </text:p>
            <text:p>because it is large and has in the TOS “For example doing CP? Try kill yourself instead! Helps the community too!” figuring it would be pretty</text:p>
            <text:p> safe. But later I realized that every eepsite pretty much is auto added to no.i2p so it’s a pretty complete look at the network. I can’t seem to </text:p>
            <text:p>find any eepsites missing outside of some Russian ones, so the “ethical” chart may be sufficient for researchers to get a rough estimated look </text:p>
            <text:p>at our darknet. The stats don’t lie, I2P is a VERY clean network! We should take pride in this, it means we are doing something right! Other </text:p>
            <text:p>darknets (Tor, ZeroNet, Freenet, and aspiring projects) should take note of this! Inr has a FEW more eepsites, but only because it grabs </text:p>
            <text:p>eepsites from reg.rus.i2p (russian stuff) in addition to the stuff from no.i2p. In hindsight it may have been better to use inr for the sake of </text:p>
            <text:p>completeness, but I do not speak Russian so I do not know what good it would do. So if you want to click around, be careful as always but by</text:p>
            <text:p> all means go ahead! Use this document as an unofficial guide if you wish! These are my first, very personal impressions with a brief description</text:p>
            <text:p> where applicable. Please improve and redistribute if you are multilingual and want to help! I always recommend using lynx, a text based </text:p>
            <text:p>Browser, or disabling images in about:config </text:p>
            <text:p>(Tor Browser/ Firefox) for general darknet browsing safety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4">Full discretion: </text:span>No.i2p lacked two of my eepsites that were up but for some reason not in the directory for some reason, I added them to this</text:p>
            <text:p>Documen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Stats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<text:span text:style-name="T4">Ethical to Unethical Range:</text:span> 2:336 or 1:168 to 2:176 or 1:88 (Assuming all but 2 are unethical filling in blanks with ‘y’ to using only </text:p>
            <text:p>established data and attributing ‘null’ to unknown variables. Truth is probably closer to first estimate of 1:110) though this still assumes </text:p>
            <text:p>That all 83 unreachable eepsites are not unethical, it is reasonable to assume that several may be. Regardless we can conclude that I2P is </text:p>
            <text:p>A VERY clean darknet just as I suspected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rror report: Total errors are 83 out of 320, error types are: Unreachable: 61, Secure connection failed: 7, 503 error: 15. </text:p>
            <text:p>Not including pages “loading” but taking too long to load actual conte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el free to use or reference for scientific studies/ research papers. I cannot guarantee accuracy, this document is accurate to the best of my </text:p>
            <text:p>ability.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DO NOT TAKE THIS TO BE A LEGALLY BINDING DOCUMENT, IT IS MERELY THE FIRST IMPRESSIONS OF ONE PERSON</text:p>
            <text:p> WHO EXPLORED ALL AVAILABLE EEPSITES ON NO.I2P. I CANNOT GUARANTEE THAT A SITE IS LEGAL OR ETHICAL EVEN </text:p>
            <text:p>IF I DID NOT SEE LINKS TO ANYTHING THAT QUALIFIES AS SUCH/ EVEN IF I SAID IT WAS ETHICAL/ GREEN FROM WHAT I SAW. </text:p>
            <text:p>SOME SITES MAY BE MISSPELLED/ MISSING/ HAVE ERRORS IN DOCUMENTATION ON MY PART. APOLOGIE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tes visited on January 11, 20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ion 0.1 uploaded by red (red.i2p). Modify and redistribute as you wish. Basically the GNU GPL of docs or copyleft/ whatever that is.</text:p>
          </table:table-cell>
          <table:table-cell table:number-columns-repeated="1022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01:00:11.788402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2:18:21.987283562</meta:creation-date>
    <dc:date>2019-01-11T04:31:56.965594011</dc:date>
    <meta:editing-duration>PT1H40M13S</meta:editing-duration>
    <meta:editing-cycles>18</meta:editing-cycles>
    <meta:generator>LibreOffice/6.1.2.1$Linux_X86_64 LibreOffice_project/10$Build-1</meta:generator>
    <meta:document-statistic meta:table-count="1" meta:cell-count="1028" meta:object-count="0"/>
  </office:meta>
</office:document-meta>
</file>